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13_12-29-05_000.jpg</text:p>
          </table:table-cell>
          <table:table-cell table:style-name="ce16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2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13_13-28-30_000.jpg</text:p>
          </table:table-cell>
          <table:table-cell table:style-name="ce19" office:value-type="string">
            <text:p>:m 温度 / 部屋</text:p>
          </table:table-cell>
          <table:table-cell table:style-name="ce4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26" table:formula="of:=IF([.E3]=&quot;&quot;;[.C3];CONCATENATE([.C3];&quot; / &quot;;[.E3]))" office:value-type="string" office:string-value=":m 温度 / 部屋">
            <text:p>:m 温度 / 部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13_14-59-49_000.jpg</text:p>
          </table:table-cell>
          <table:table-cell table:style-name="ce19" office:value-type="string">
            <text:p>:m 温度 / 部屋</text:p>
          </table:table-cell>
          <table:table-cell table:style-name="ce35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26" table:formula="of:=IF([.E4]=&quot;&quot;;[.C4];CONCATENATE([.C4];&quot; / &quot;;[.E4]))" office:value-type="string" office:string-value=":m 温度 / 部屋">
            <text:p>:m 温度 / 部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13_15-59-45_000.jpg</text:p>
          </table:table-cell>
          <table:table-cell table:style-name="ce25" office:value-type="string">
            <text:p>:PHOTO 記録 / コロナ；PCR検査 / 川崎市町宛；手紙；要求 / 手紙</text:p>
          </table:table-cell>
          <table:table-cell table:style-name="ce17"/>
          <table:table-cell table:style-name="ce4"/>
          <table:table-cell table:style-name="ce4"/>
          <table:table-cell table:style-name="ce26" table:formula="of:=IF([.E5]=&quot;&quot;;[.C5];CONCATENATE([.C5];&quot; / &quot;;[.E5]))" office:value-type="string" office:string-value=":PHOTO 記録 / コロナ；PCR検査 / 川崎市町宛；手紙；要求 / 手紙">
            <text:p>:PHOTO 記録 / コロナ；PCR検査 / 川崎市町宛；手紙；要求 / 手紙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13_16-04-36_000.jpg</text:p>
          </table:table-cell>
          <table:table-cell table:style-name="ce25" office:value-type="string">
            <text:p>:PHOTO 記録 / コロナ；PCR検査 / 川崎市町宛；手紙；要求 / 封筒</text:p>
          </table:table-cell>
          <table:table-cell table:style-name="ce18"/>
          <table:table-cell table:style-name="ce4"/>
          <table:table-cell table:style-name="ce4"/>
          <table:table-cell table:style-name="ce26" table:formula="of:=IF([.E6]=&quot;&quot;;[.C6];CONCATENATE([.C6];&quot; / &quot;;[.E6]))" office:value-type="string" office:string-value=":PHOTO 記録 / コロナ；PCR検査 / 川崎市町宛；手紙；要求 / 封筒">
            <text:p>:PHOTO 記録 / コロナ；PCR検査 / 川崎市町宛；手紙；要求 / 封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13_16-04-42_000.jpg</text:p>
          </table:table-cell>
          <table:table-cell table:style-name="ce25" office:value-type="string">
            <text:p>:PHOTO 記録 / コロナ；PCR検査 / 川崎市町宛；手紙；要求 / 封筒</text:p>
          </table:table-cell>
          <table:table-cell table:style-name="ce19"/>
          <table:table-cell table:style-name="ce4"/>
          <table:table-cell table:style-name="ce4"/>
          <table:table-cell table:style-name="ce26" table:formula="of:=IF([.E7]=&quot;&quot;;[.C7];CONCATENATE([.C7];&quot; / &quot;;[.E7]))" office:value-type="string" office:string-value=":PHOTO 記録 / コロナ；PCR検査 / 川崎市町宛；手紙；要求 / 封筒">
            <text:p>:PHOTO 記録 / コロナ；PCR検査 / 川崎市町宛；手紙；要求 / 封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13_16-09-26_000.jpg</text:p>
          </table:table-cell>
          <table:table-cell table:style-name="ce25" office:value-type="string">
            <text:p>:bookmemo / 読んだ本 / 『私の中の日本軍』 / 著者=山本七平 / 途中　ここまで</text:p>
          </table:table-cell>
          <table:table-cell table:style-name="ce17"/>
          <table:table-cell table:style-name="ce4"/>
          <table:table-cell table:style-name="ce4"/>
          <table:table-cell table:style-name="ce26" table:formula="of:=IF([.E8]=&quot;&quot;;[.C8];CONCATENATE([.C8];&quot; / &quot;;[.E8]))" office:value-type="string" office:string-value=":bookmemo / 読んだ本 / 『私の中の日本軍』 / 著者=山本七平 / 途中　ここまで">
            <text:p>:bookmemo / 読んだ本 / 『私の中の日本軍』 / 著者=山本七平 / 途中　ここま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13_16-09-35_000.jpg</text:p>
          </table:table-cell>
          <table:table-cell table:style-name="ce25" office:value-type="string">
            <text:p>:bookmemo / 読んだ本 / 『私の中の日本軍』 / 著者=山本七平 / 途中</text:p>
          </table:table-cell>
          <table:table-cell table:style-name="ce18"/>
          <table:table-cell table:style-name="ce4"/>
          <table:table-cell table:style-name="ce4"/>
          <table:table-cell table:style-name="ce26" table:formula="of:=IF([.E9]=&quot;&quot;;[.C9];CONCATENATE([.C9];&quot; / &quot;;[.E9]))" office:value-type="string" office:string-value=":bookmemo / 読んだ本 / 『私の中の日本軍』 / 著者=山本七平 / 途中">
            <text:p>:bookmemo / 読んだ本 / 『私の中の日本軍』 / 著者=山本七平 / 途中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13_16-30-16_000.jpg</text:p>
          </table:table-cell>
          <table:table-cell table:style-name="ce25" office:value-type="string">
            <text:p>:PHOTO 記録 / コロナ；PCR検査 / 川崎市町宛；手紙；要求 / 投函</text:p>
          </table:table-cell>
          <table:table-cell table:style-name="ce18"/>
          <table:table-cell table:style-name="ce4"/>
          <table:table-cell table:style-name="ce4" office:value-type="string">
            <text:p>N-35-35-22.311401 E-139-34-42.348632</text:p>
          </table:table-cell>
          <table:table-cell table:style-name="ce26" table:formula="of:=IF([.E10]=&quot;&quot;;[.C10];CONCATENATE([.C10];&quot; / &quot;;[.E10]))" office:value-type="string" office:string-value=":PHOTO 記録 / コロナ；PCR検査 / 川崎市町宛；手紙；要求 / 投函">
            <text:p>:PHOTO 記録 / コロナ；PCR検査 / 川崎市町宛；手紙；要求 / 投函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13_16-49-59_000.jpg</text:p>
          </table:table-cell>
          <table:table-cell table:style-name="ce19" office:value-type="string">
            <text:p>:m 温度 / 部屋</text:p>
          </table:table-cell>
          <table:table-cell table:style-name="ce19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26" table:formula="of:=IF([.E11]=&quot;&quot;;[.C11];CONCATENATE([.C11];&quot; / &quot;;[.E11]))" office:value-type="string" office:string-value=":m 温度 / 部屋">
            <text:p>:m 温度 / 部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13_17-35-41_000.jpg</text:p>
          </table:table-cell>
          <table:table-cell table:style-name="ce25" office:value-type="string">
            <text:p>:i / lang / 小作品作ろう；歌を作る</text:p>
          </table:table-cell>
          <table:table-cell table:style-name="ce17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26" table:formula="of:=IF([.E12]=&quot;&quot;;[.C12];CONCATENATE([.C12];&quot; / &quot;;[.E12]))" office:value-type="string" office:string-value=":i / lang / 小作品作ろう；歌を作る">
            <text:p>:i / lang / 小作品作ろう；歌を作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13_17-36-24_000.jpg</text:p>
          </table:table-cell>
          <table:table-cell table:style-name="ce25" office:value-type="string">
            <text:p>:m 食べた物　間食 / 味噌スープ</text:p>
          </table:table-cell>
          <table:table-cell table:style-name="ce18"/>
          <table:table-cell table:style-name="ce4"/>
          <table:table-cell table:style-name="ce4" office:value-type="string">
            <text:p>N-35-35-28.546142 E-139-34-48.885498</text:p>
          </table:table-cell>
          <table:table-cell table:style-name="ce26" table:formula="of:=IF([.E13]=&quot;&quot;;[.C13];CONCATENATE([.C13];&quot; / &quot;;[.E13]))" office:value-type="string" office:string-value=":m 食べた物　間食 / 味噌スープ">
            <text:p>:m 食べた物　間食 / 味噌スー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13_19-07-53_000.jpg</text:p>
          </table:table-cell>
          <table:table-cell table:style-name="ce25" office:value-type="string">
            <text:p>:m music / log / kb / || s.1:genr=et-N,other=picture:how-to-blow;lips;mouth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26" table:formula="of:=IF([.E14]=&quot;&quot;;[.C14];CONCATENATE([.C14];&quot; / &quot;;[.E14]))" office:value-type="string" office:string-value=":m music / log / kb / || s.1:genr=et-N,other=picture:how-to-blow;lips;mouth">
            <text:p>:m music / log / kb / || s.1:genr=et-N,other=picture:how-to-blow;lips;mouth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13_20-32-57_000.jpg</text:p>
          </table:table-cell>
          <table:table-cell table:style-name="ce16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26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13_23-45-44_000.jpg</text:p>
          </table:table-cell>
          <table:table-cell table:style-name="ce4" office:value-type="string">
            <text:p>:m 記録 / お酒</text:p>
          </table:table-cell>
          <table:table-cell table:style-name="ce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26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13_23-45-45_000.jpg</text:p>
          </table:table-cell>
          <table:table-cell table:style-name="ce26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26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13_23-45-47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26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13_23-55-54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26" table:formula="of:=IF([.E19]=&quot;&quot;;[.C19];CONCATENATE([.C19];&quot; / &quot;;[.E19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14_00-49-08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26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8-14_07-19-59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466247 E-139-34-49.764404</text:p>
          </table:table-cell>
          <table:table-cell table:style-name="ce26" table:formula="of:=IF([.E21]=&quot;&quot;;[.C21];CONCATENATE([.C21];&quot; / &quot;;[.E2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8-14_07-42-56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26" table:formula="of:=IF([.E22]=&quot;&quot;;[.C22];CONCATENATE([.C22];&quot; / &quot;;[.E22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8-14_08-31-07_000.jpg</text:p>
          </table:table-cell>
          <table:table-cell table:style-name="ce8" office:value-type="string">
            <text:p>:do / admin / バンダナ：湯漬（洗濯） || :do / admin / つぎあて：シーツ || :m :lets / action activity / やること / res / NED || :m :th / 「エロ」と「面白い」；「面白い」方を取る</text:p>
          </table:table-cell>
          <table:table-cell table:style-name="ce16"/>
          <table:table-cell table:style-name="ce4"/>
          <table:table-cell table:style-name="ce4" office:value-type="string">
            <text:p>N-35-35-28.573608 E-139-34-49.764404</text:p>
          </table:table-cell>
          <table:table-cell table:style-name="ce26" table:formula="of:=IF([.E23]=&quot;&quot;;[.C23];CONCATENATE([.C23];&quot; / &quot;;[.E23]))" office:value-type="string" office:string-value=":do / admin / バンダナ：湯漬（洗濯） || :do / admin / つぎあて：シーツ || :m :lets / action activity / やること / res / NED || :m :th / 「エロ」と「面白い」；「面白い」方を取る">
            <text:p>:do / admin / バンダナ：湯漬（洗濯） || :do / admin / つぎあて：シーツ || :m :lets / action activity / やること / res / NED || :m :th / 「エロ」と「面白い」；「面白い」方を取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8-14_08-31-35_000.jpg</text:p>
          </table:table-cell>
          <table:table-cell table:style-name="ce19" office:value-type="string">
            <text:p>:m other / 記録　文書 / @自室 / 朝体操 / dance-original / s.1:id=5b.n:steps,beat=6</text:p>
          </table:table-cell>
          <table:table-cell table:style-name="ce4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26" table:formula="of:=IF([.E24]=&quot;&quot;;[.C24];CONCATENATE([.C24];&quot; / &quot;;[.E24]))" office:value-type="string" office:string-value=":m other / 記録　文書 / @自室 / 朝体操 / dance-original / s.1:id=5b.n:steps,beat=6">
            <text:p>:m other / 記録　文書 / @自室 / 朝体操 / dance-original / s.1:id=5b.n:steps,beat=6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04_20-36-59_000.m4a</text:p>
          </table:table-cell>
          <table:table-cell table:style-name="ce8" office:value-type="string">
            <text:p>:VOICE-MEMO / @自室 / idea,lets / kb / m7+9<text:span text:style-name="T1">th</text:span>;もうしばらくやってみる</text:p>
          </table:table-cell>
          <table:table-cell table:style-name="ce4"/>
          <table:table-cell table:style-name="ce4"/>
          <table:table-cell table:style-name="ce4"/>
          <table:table-cell table:style-name="ce26" table:formula="of:=IF([.E25]=&quot;&quot;;[.C25];CONCATENATE([.C25];&quot; / &quot;;[.E25]))" office:value-type="string" office:string-value=":VOICE-MEMO / @自室 / idea,lets / kb / m7+9th;もうしばらくやってみる">
            <text:p>:VOICE-MEMO / @自室 / idea,lets / kb / m7+9th;もうしばらくやってみ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14_07-23-27_000.m4a</text:p>
          </table:table-cell>
          <table:table-cell table:style-name="ce8" office:value-type="string">
            <text:p>:VOICE-MEMO / @自室 / idea,lets / resについて / res-idのリスト；マップに並べる；分類；さらに、resのトピックを知る</text:p>
          </table:table-cell>
          <table:table-cell table:style-name="ce18"/>
          <table:table-cell table:style-name="ce4"/>
          <table:table-cell table:style-name="ce4"/>
          <table:table-cell table:style-name="ce26" table:formula="of:=IF([.E26]=&quot;&quot;;[.C26];CONCATENATE([.C26];&quot; / &quot;;[.E26]))" office:value-type="string" office:string-value=":VOICE-MEMO / @自室 / idea,lets / resについて / res-idのリスト；マップに並べる；分類；さらに、resのトピックを知る">
            <text:p>:VOICE-MEMO / @自室 / idea,lets / resについて / res-idのリスト；マップに並べる；分類；さらに、resのトピックを知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14_07-29-45_000.m4a</text:p>
          </table:table-cell>
          <table:table-cell table:style-name="ce8" office:value-type="string">
            <text:p>:VOICE-MEMO / @自室 / 知りたい / 力学 / 氷を作る；タッパーの真ん中が膨らむ；テキストを読みたいのではない</text:p>
          </table:table-cell>
          <table:table-cell table:style-name="ce19"/>
          <table:table-cell table:style-name="ce4"/>
          <table:table-cell table:style-name="ce4"/>
          <table:table-cell table:style-name="ce26" table:formula="of:=IF([.E27]=&quot;&quot;;[.C27];CONCATENATE([.C27];&quot; / &quot;;[.E27]))" office:value-type="string" office:string-value=":VOICE-MEMO / @自室 / 知りたい / 力学 / 氷を作る；タッパーの真ん中が膨らむ；テキストを読みたいのではない">
            <text:p>:VOICE-MEMO / @自室 / 知りたい / 力学 / 氷を作る；タッパーの真ん中が膨らむ；テキストを読みたいのではない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14_07-32-42_000.m4a</text:p>
          </table:table-cell>
          <table:table-cell table:style-name="ce8" office:value-type="string">
            <text:p>:VOICE-MEMO / @自室 / 知りたい / 潮の干満 / 変化率；一定か？</text:p>
          </table:table-cell>
          <table:table-cell table:style-name="ce18"/>
          <table:table-cell table:style-name="ce4"/>
          <table:table-cell table:style-name="ce4"/>
          <table:table-cell table:style-name="ce26" table:formula="of:=IF([.E28]=&quot;&quot;;[.C28];CONCATENATE([.C28];&quot; / &quot;;[.E28]))" office:value-type="string" office:string-value=":VOICE-MEMO / @自室 / 知りたい / 潮の干満 / 変化率；一定か？">
            <text:p>:VOICE-MEMO / @自室 / 知りたい / 潮の干満 / 変化率；一定か？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14_07-34-08_000.m4a</text:p>
          </table:table-cell>
          <table:table-cell table:style-name="ce8" office:value-type="string">
            <text:p>:VOICE-MEMO / @自室 / idea,lets / ペガススの紹介 / ユジョンさんに韓国語で伝えるための文章</text:p>
          </table:table-cell>
          <table:table-cell table:style-name="ce8"/>
          <table:table-cell table:style-name="ce4"/>
          <table:table-cell table:style-name="ce4"/>
          <table:table-cell table:style-name="ce26" table:formula="of:=IF([.E29]=&quot;&quot;;[.C29];CONCATENATE([.C29];&quot; / &quot;;[.E29]))" office:value-type="string" office:string-value=":VOICE-MEMO / @自室 / idea,lets / ペガススの紹介 / ユジョンさんに韓国語で伝えるための文章">
            <text:p>:VOICE-MEMO / @自室 / idea,lets / ペガススの紹介 / ユジョンさんに韓国語で伝えるための文章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14_08-27-11_000.mp4</text:p>
          </table:table-cell>
          <table:table-cell table:style-name="ce8" office:value-type="string">
            <text:p>:VIDEO / @自宅 / 体操 / ダンス、dance-original / d-2020-0814-1 / id=5b.n,beat=6</text:p>
          </table:table-cell>
          <table:table-cell table:style-name="ce17"/>
          <table:table-cell table:style-name="ce4"/>
          <table:table-cell table:style-name="ce4"/>
          <table:table-cell table:style-name="ce26" table:formula="of:=IF([.E30]=&quot;&quot;;[.C30];CONCATENATE([.C30];&quot; / &quot;;[.E30]))" office:value-type="string" office:string-value=":VIDEO / @自宅 / 体操 / ダンス、dance-original / d-2020-0814-1 / id=5b.n,beat=6">
            <text:p>:VIDEO / @自宅 / 体操 / ダンス、dance-original / d-2020-0814-1 / id=5b.n,beat=6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26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26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6"/>
          <table:table-cell table:style-name="ce4"/>
          <table:table-cell table:style-name="ce4"/>
          <table:table-cell table:style-name="ce26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26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26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26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26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26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26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26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26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26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26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26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27"/>
          <table:table-cell table:style-name="ce4"/>
          <table:table-cell table:style-name="ce4"/>
          <table:table-cell table:style-name="ce26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27"/>
          <table:table-cell table:style-name="ce4"/>
          <table:table-cell table:style-name="ce4"/>
          <table:table-cell table:style-name="ce26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26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2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26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2020/08/14</text:date>, <text:time>09:16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14T09:16:10.13</dc:date>
    <dc:creator>iwabuchi ken</dc:creator>
    <meta:editing-duration>P24DT11H32M30S</meta:editing-duration>
    <meta:editing-cycles>9238</meta:editing-cycles>
    <meta:document-statistic meta:table-count="1" meta:cell-count="488" meta:object-count="0"/>
  </office:meta>
</office:document-meta>
</file>